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7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3" table:default-cell-style-name="ce1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TO-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Start Up</text:p>
          </table:table-cell>
          <table:table-cell office:value-type="string" calcext:value-type="string">
            <text:p>Building the structure of the application (The code base)</text:p>
          </table:table-cell>
          <table:table-cell table:style-name="ce10"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ster a User</text:p>
          </table:table-cell>
          <table:table-cell office:value-type="string" calcext:value-type="string">
            <text:p>Implementing the logic for the user registeration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Implementing the logic for user login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Out</text:p>
          </table:table-cell>
          <table:table-cell office:value-type="string" calcext:value-type="string">
            <text:p>Implementing the logic for user log out</text:p>
          </table:table-cell>
          <table:table-cell table:style-name="ce10"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a DB</text:p>
          </table:table-cell>
          <table:table-cell office:value-type="string" calcext:value-type="string">
            <text:p>Implementing the logic for database creation</text:p>
          </table:table-cell>
          <table:table-cell table:style-name="ce10"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ect to a DB</text:p>
          </table:table-cell>
          <table:table-cell office:value-type="string" calcext:value-type="string">
            <text:p>Implementing the logic for database connection</text:p>
          </table:table-cell>
          <table:table-cell table:style-name="ce10"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nnect a DB</text:p>
          </table:table-cell>
          <table:table-cell office:value-type="string" calcext:value-type="string">
            <text:p>Implementing the logic for disconnecting from a database</text:p>
          </table:table-cell>
          <table:table-cell table:style-name="ce10"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 The App</text:p>
          </table:table-cell>
          <table:table-cell office:value-type="string" calcext:value-type="string">
            <text:p>Enabling the user to close the application safely</text:p>
          </table:table-cell>
          <table:table-cell table:style-name="ce10"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User</text:p>
          </table:table-cell>
          <table:table-cell table:style-name="ce3" office:value-type="string" calcext:value-type="string">
            <text:p>(Bonus): Delete a use from the system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ist Databases</text:p>
          </table:table-cell>
          <table:table-cell table:style-name="ce4" office:value-type="string" calcext:value-type="string">
            <text:p>List all the databases in the system</text:p>
          </table:table-cell>
          <table:table-cell table:style-name="ce10" office:value-type="string" calcext:value-type="string">
            <text:p>Done</text:p>
          </table:table-cell>
          <table:table-cell table:style-name="ce16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elete DB</text:p>
          </table:table-cell>
          <table:table-cell table:style-name="ce4" office:value-type="string" calcext:value-type="string">
            <text:p>Delete a database from the system</text:p>
          </table:table-cell>
          <table:table-cell table:style-name="ce10" office:value-type="string" calcext:value-type="string">
            <text:p>Done</text:p>
          </table:table-cell>
          <table:table-cell table:style-name="ce16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4" office:value-type="string" calcext:value-type="string">
            <text:p>Commands</text:p>
          </table:table-cell>
          <table:table-cell table:style-name="ce4" office:value-type="string" calcext:value-type="string">
            <text:p>List all The available commands</text:p>
          </table:table-cell>
          <table:table-cell table:style-name="ce10" office:value-type="string" calcext:value-type="string">
            <text:p>Done</text:p>
          </table:table-cell>
          <table:table-cell table:style-name="ce16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NOW LETS ENTER THE DATABASE OPERATIONS</text:p>
          </table:table-cell>
          <table:covered-table-cell/>
          <table:covered-table-cell table:style-name="ce13"/>
          <table:covered-table-cell/>
          <table:table-cell/>
          <table:table-cell table:style-name="ce17"/>
          <table:table-cell table:number-columns-repeated="1018"/>
        </table:table-row>
        <table:table-row table:style-name="ro2">
          <table:table-cell office:value-type="string" calcext:value-type="string">
            <text:p>List Tables</text:p>
          </table:table-cell>
          <table:table-cell office:value-type="string" calcext:value-type="string">
            <text:p>List all the tables in the databas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Table</text:p>
          </table:table-cell>
          <table:table-cell office:value-type="string" calcext:value-type="string">
            <text:p>Create a new database Tabl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rop Table</text:p>
          </table:table-cell>
          <table:table-cell table:style-name="ce4" office:value-type="string" calcext:value-type="string">
            <text:p>Drop an existing table</text:p>
          </table:table-cell>
          <table:table-cell office:value-type="string" calcext:value-type="string">
            <text:p>Pending</text:p>
          </table:table-cell>
          <table:table-cell table:style-name="ce16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Truncate Table</text:p>
          </table:table-cell>
          <table:table-cell table:style-name="ce3" office:value-type="string" calcext:value-type="string">
            <text:p>Truncate a database Table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style-name="ce18" table:number-columns-repeated="1020"/>
        </table:table-row>
        <table:table-row table:style-name="ro2"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Update table rows</text:p>
          </table:table-cell>
          <table:table-cell office:value-type="string" calcext:value-type="string">
            <text:p>Pending</text:p>
          </table:table-cell>
          <table:table-cell table:style-name="ce16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 into a database tabl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Retrieving data from tabl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Delete data from tabl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d Column </text:p>
          </table:table-cell>
          <table:table-cell table:style-name="ce3" office:value-type="string" calcext:value-type="string">
            <text:p>Add a new column to an existing table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p Column</text:p>
          </table:table-cell>
          <table:table-cell table:style-name="ce3" office:value-type="string" calcext:value-type="string">
            <text:p>Remove a column from an existing table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Things To Consider</text:p>
          </table:table-cell>
          <table:covered-table-cell/>
          <table:covered-table-cell table:style-name="ce13"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Primary Key</text:p>
          </table:table-cell>
          <table:table-cell office:value-type="string" calcext:value-type="string">
            <text:p>Make sure we don’t violate the PK Constraint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eign Key</text:p>
          </table:table-cell>
          <table:table-cell table:style-name="ce3" office:value-type="string" calcext:value-type="string">
            <text:p>Make sure we don’t violate the FK Constraint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Make sure we don’t violate the Required Constraint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Make sure we don’t violate the Unique Constraint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4" table:number-rows-spanned="1">
            <text:p>Green Rows means completed feature</text:p>
          </table:table-cell>
          <table:covered-table-cell/>
          <table:covered-table-cell table:style-name="ce13"/>
          <table:covered-table-cell/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4" table:number-rows-spanned="1">
            <text:p>Yellow Rows means a pending feature (Under construction)</text:p>
          </table:table-cell>
          <table:covered-table-cell/>
          <table:covered-table-cell table:style-name="ce13"/>
          <table:covered-table-cell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2">
            <text:p>Gray Rows with Red Status mean this feature is bonus (Will work on it after everything else is completed</text:p>
          </table:table-cell>
          <table:covered-table-cell/>
          <table:covered-table-cell table:style-name="ce13"/>
          <table:covered-table-cell/>
          <table:table-cell table:number-columns-repeated="1020"/>
        </table:table-row>
        <table:table-row table:style-name="ro3">
          <table:covered-table-cell table:number-columns-repeated="2"/>
          <table:covered-table-cell table:style-name="ce13"/>
          <table:covered-table-cell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Augmentations </text:p>
          </table:table-cell>
          <table:covered-table-cell/>
          <table:covered-table-cell table:number-columns-repeated="2" table:style-name="ce14"/>
          <table:table-cell table:number-columns-repeated="1020"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2" table:style-name="ce14"/>
          <table:covered-table-cell/>
          <table:table-cell table:number-columns-repeated="1019"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6">00/00/0000</text:date>, <text:time style:data-style-name="N2" text:time-value="02:23:01.290259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21:12.926830611</meta:creation-date>
    <dc:date>2024-01-06T12:33:30.959055516</dc:date>
    <meta:editing-duration>PT8H29M4S</meta:editing-duration>
    <meta:editing-cycles>22</meta:editing-cycles>
    <meta:generator>LibreOffice/5.3.6.1$Linux_X86_64 LibreOffice_project/30$Build-1</meta:generator>
    <meta:document-statistic meta:table-count="1" meta:cell-count="115" meta:object-count="0"/>
  </office:meta>
</office:document-meta>
</file>